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5cm" style:rel-column-width="327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8.795cm" style:rel-column-width="3276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f7a42" officeooo:paragraph-rsid="001f7a42" style:font-name-asian="Droid Sans Fallback1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f7a42" officeooo:paragraph-rsid="0020605f" style:font-name-asian="Droid Sans Fallback1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f7a42" officeooo:paragraph-rsid="0020f1cf" style:font-name-asian="Droid Sans Fallback1" style:font-size-asian="10pt" style:font-name-complex="Liberation Mono" style:font-size-complex="10pt"/>
    </style:style>
    <style:style style:name="P5" style:family="paragraph" style:parent-style-name="Standard">
      <style:text-properties style:font-name="monospace" fo:font-size="15pt"/>
    </style:style>
    <style:style style:name="P6" style:family="paragraph" style:parent-style-name="Standard">
      <style:text-properties style:font-name="monospace" fo:font-size="15pt" style:font-name-asian="Droid Sans Fallback1" style:font-size-asian="10pt" style:font-name-complex="Liberation Mono" style:font-size-complex="10pt"/>
    </style:style>
    <style:style style:name="P7" style:family="paragraph" style:parent-style-name="Standard">
      <style:text-properties style:font-name="monospace" fo:font-size="15pt" officeooo:paragraph-rsid="001f7a42" style:font-name-asian="Droid Sans Fallback1" style:font-size-asian="10pt" style:font-name-complex="Liberation Mono" style:font-size-complex="10pt"/>
    </style:style>
    <style:style style:name="P8" style:family="paragraph" style:parent-style-name="Standard">
      <style:text-properties style:font-name="monospace" fo:font-size="15pt" officeooo:paragraph-rsid="0020605f" style:font-name-asian="Droid Sans Fallback1" style:font-size-asian="10pt" style:font-name-complex="Liberation Mono" style:font-size-complex="10pt"/>
    </style:style>
    <style:style style:name="P9" style:family="paragraph" style:parent-style-name="Standard">
      <style:text-properties style:font-name="monospace" fo:font-size="15pt" officeooo:paragraph-rsid="0020f1cf" style:font-name-asian="Droid Sans Fallback1" style:font-size-asian="10pt" style:font-name-complex="Liberation Mono" style:font-size-complex="10pt"/>
    </style:style>
    <style:style style:name="P10" style:family="paragraph" style:parent-style-name="Standard">
      <style:text-properties style:font-name="monospace" fo:font-size="15pt" officeooo:rsid="0020f1cf" officeooo:paragraph-rsid="0020f1cf" style:font-name-asian="Droid Sans Fallback1" style:font-size-asian="10pt" style:font-name-complex="Liberation Mono" style:font-size-complex="10pt"/>
    </style:style>
    <style:style style:name="P11" style:family="paragraph" style:parent-style-name="Standard">
      <style:text-properties style:font-name="monospace" fo:font-size="15pt" officeooo:paragraph-rsid="001f7a42"/>
    </style:style>
    <style:style style:name="P12" style:family="paragraph" style:parent-style-name="Standard">
      <style:text-properties style:font-name="monospace" fo:font-size="15pt" officeooo:paragraph-rsid="0020605f"/>
    </style:style>
    <style:style style:name="P13" style:family="paragraph" style:parent-style-name="Standard">
      <style:text-properties style:font-name="monospace" fo:font-size="15pt" officeooo:rsid="0020605f" officeooo:paragraph-rsid="0020605f"/>
    </style:style>
    <style:style style:name="P14" style:family="paragraph" style:parent-style-name="Standard">
      <style:text-properties style:font-name="monospace" fo:font-size="15pt" officeooo:rsid="0020605f" officeooo:paragraph-rsid="0020f1cf"/>
    </style:style>
    <style:style style:name="P15" style:family="paragraph" style:parent-style-name="Standard">
      <style:text-properties style:font-name="monospace" fo:font-size="15pt" officeooo:paragraph-rsid="0020f1cf"/>
    </style:style>
    <style:style style:name="P16" style:family="paragraph" style:parent-style-name="Standard">
      <style:text-properties style:font-name="monospace" fo:font-size="15pt" officeooo:rsid="0020f1cf" officeooo:paragraph-rsid="0020f1cf"/>
    </style:style>
    <style:style style:name="P17" style:family="paragraph" style:parent-style-name="Standard">
      <style:text-properties officeooo:rsid="001f7a42" officeooo:paragraph-rsid="001f7a42"/>
    </style:style>
    <style:style style:name="P18" style:family="paragraph" style:parent-style-name="Standard">
      <style:text-properties officeooo:rsid="001f7a42" officeooo:paragraph-rsid="0020605f"/>
    </style:style>
    <style:style style:name="P19" style:family="paragraph" style:parent-style-name="Standard">
      <style:text-properties officeooo:rsid="001f7a42" officeooo:paragraph-rsid="0020f1cf"/>
    </style:style>
    <style:style style:name="P20" style:family="paragraph" style:parent-style-name="Preformatted_20_Text">
      <style:text-properties officeooo:rsid="001f7a42" officeooo:paragraph-rsid="001f7a42"/>
    </style:style>
    <style:style style:name="P21" style:family="paragraph" style:parent-style-name="Preformatted_20_Text">
      <style:text-properties officeooo:rsid="001f7a42" officeooo:paragraph-rsid="0020605f"/>
    </style:style>
    <style:style style:name="P22" style:family="paragraph" style:parent-style-name="Preformatted_20_Text">
      <style:text-properties officeooo:rsid="001f7a42" officeooo:paragraph-rsid="0020f1cf"/>
    </style:style>
    <style:style style:name="P23" style:family="paragraph" style:parent-style-name="Preformatted_20_Text">
      <style:text-properties officeooo:paragraph-rsid="001f7a42"/>
    </style:style>
    <style:style style:name="P24" style:family="paragraph" style:parent-style-name="Preformatted_20_Text">
      <style:text-properties officeooo:rsid="00217c16" officeooo:paragraph-rsid="00217c16"/>
    </style:style>
    <style:style style:name="T1" style:family="text">
      <style:text-properties officeooo:rsid="001f7a42"/>
    </style:style>
    <style:style style:name="T2" style:family="text">
      <style:text-properties officeooo:rsid="0020605f"/>
    </style:style>
    <style:style style:name="T3" style:family="text">
      <style:text-properties officeooo:rsid="002084b9"/>
    </style:style>
    <style:style style:name="T4" style:family="text">
      <style:text-properties officeooo:rsid="0020f1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/>
      <text:p text:style-name="P23"><text:span text:style-name="T1">Problema : </text:span>Depósitos subterráneos </text:p>
      <text:p text:style-name="P20"/>
      <text:p text:style-name="P20"/>
      <text:p text:style-name="P20"/>
      <text:p text:style-name="P20">00_desborda </text:p>
      <text:p text:style-name="P20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depositos.in</text:p>
          </table:table-cell>
          <table:table-cell table:style-name="Table1.B1" office:value-type="string">
            <text:p text:style-name="P2">depositos.out</text:p>
          </table:table-cell>
        </table:table-row>
        <table:table-row>
          <table:table-cell table:style-name="Table1.A2" office:value-type="string">
            <text:p text:style-name="P6">3 </text:p>
            <text:p text:style-name="P5">12 3 </text:p>
            <text:p text:style-name="P5">8 2 </text:p>
            <text:p text:style-name="P5">6 1 </text:p>
            <text:p text:style-name="P5">60 </text:p>
          </table:table-cell>
          <table:table-cell table:style-name="Table1.B2" office:value-type="string">
            <text:p text:style-name="P1">Rebasan: 2 </text:p>
          </table:table-cell>
        </table:table-row>
      </table:table>
      <text:p text:style-name="P20"/>
      <text:p text:style-name="P20"/>
      <text:p text:style-name="P20">Descripcion: es el primero ejemplo del enunciado donde el volumen del agua es superior a cantidad permitida en <text:s/>los depositos. </text:p>
      <text:p text:style-name="P20"/>
      <text:p text:style-name="P20"/>
      <text:p text:style-name="P20"/>
      <text:p text:style-name="P20"/>
      <text:p text:style-name="P20">01_Nodesborda </text:p>
      <text:p text:style-name="P20"/>
      <text:p text:style-name="P20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">depositos.in</text:p>
          </table:table-cell>
          <table:table-cell table:style-name="Table2.B1" office:value-type="string">
            <text:p text:style-name="P2">depositos.out</text:p>
          </table:table-cell>
        </table:table-row>
        <table:table-row>
          <table:table-cell table:style-name="Table2.A2" office:value-type="string">
            <text:p text:style-name="P7">3 </text:p>
            <text:p text:style-name="P11">12 3 </text:p>
            <text:p text:style-name="P11">8 2 </text:p>
            <text:p text:style-name="P11">6 1 </text:p>
            <text:p text:style-name="P11"><text:span text:style-name="T1">3</text:span>0 </text:p>
          </table:table-cell>
          <table:table-cell table:style-name="Table2.B2" office:value-type="string">
            <text:p text:style-name="P7">2 </text:p>
            <text:p text:style-name="P5">1</text:p>
          </table:table-cell>
        </table:table-row>
      </table:table>
      <text:p text:style-name="P17"/>
      <text:p text:style-name="P20"/>
      <text:p text:style-name="P20"/>
      <text:p text:style-name="P20">Descripcion: es el segundo <text:s/>ejemplo del enunciado donde el volumen dle agua es menor <text:s/>a cantidad permitida en <text:s/>los depositos .</text:p>
      <text:p text:style-name="P20"/>
      <text:p text:style-name="P20"/>
      <text:p text:style-name="P21">0<text:span text:style-name="T4">2</text:span>_<text:span text:style-name="T2">mayorprofundidamenorsuperficie</text:span></text:p>
      <text:p text:style-name="P21"/>
      <text:p text:style-name="P21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3">depositos.in</text:p>
          </table:table-cell>
          <table:table-cell table:style-name="Table3.B1" office:value-type="string">
            <text:p text:style-name="P3">depositos.out</text:p>
          </table:table-cell>
        </table:table-row>
        <table:table-row>
          <table:table-cell table:style-name="Table3.A2" office:value-type="string">
            <text:p text:style-name="P8">3 </text:p>
            <text:p text:style-name="P12"><text:span text:style-name="T2">6</text:span> 3 </text:p>
            <text:p text:style-name="P12"><text:span text:style-name="T2">12</text:span> 2 </text:p>
            <text:p text:style-name="P12"><text:span text:style-name="T2">8</text:span> 1 </text:p>
            <text:p text:style-name="P12"><text:span text:style-name="T1">3</text:span>0 </text:p>
          </table:table-cell>
          <table:table-cell table:style-name="Table3.B2" office:value-type="string">
            <text:p text:style-name="P8"><text:span text:style-name="T2">3</text:span> </text:p>
            <text:p text:style-name="P13">0</text:p>
          </table:table-cell>
        </table:table-row>
      </table:table>
      <text:p text:style-name="P18"/>
      <text:p text:style-name="P21"><text:soft-page-break/></text:p>
      <text:p text:style-name="P21"/>
      <text:p text:style-name="P21">Descripcion: <text:span text:style-name="T3">Se modifica la superficie del de mayor profundidad para evaluar el caso que no se considere siempre el de mayor superficie como el de mayor profundidad</text:span></text:p>
      <text:p text:style-name="P21"/>
      <text:p text:style-name="P21"/>
      <text:p text:style-name="P22">0<text:span text:style-name="T4">3</text:span>_<text:span text:style-name="T4">todosiguales</text:span></text:p>
      <text:p text:style-name="P22"/>
      <text:p text:style-name="P22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4">depositos.in</text:p>
          </table:table-cell>
          <table:table-cell table:style-name="Table4.B1" office:value-type="string">
            <text:p text:style-name="P4">depositos.out</text:p>
          </table:table-cell>
        </table:table-row>
        <table:table-row>
          <table:table-cell table:style-name="Table4.A2" office:value-type="string">
            <text:p text:style-name="P9"><text:span text:style-name="T4">2</text:span> </text:p>
            <text:p text:style-name="P16">12 2</text:p>
            <text:p text:style-name="P15"><text:span text:style-name="T2">12</text:span> 2 </text:p>
            <text:p text:style-name="P15"><text:span text:style-name="T1">3</text:span>0 </text:p>
          </table:table-cell>
          <table:table-cell table:style-name="Table4.B2" office:value-type="string">
            <text:p text:style-name="P9"><text:span text:style-name="T4">2</text:span> </text:p>
            <text:p text:style-name="P14">0</text:p>
          </table:table-cell>
        </table:table-row>
      </table:table>
      <text:p text:style-name="P19"/>
      <text:p text:style-name="P22"/>
      <text:p text:style-name="P22"/>
      <text:p text:style-name="P22">Descripcion: <text:span text:style-name="T4">se evalua el algoritmo cuando todos los depositos son exactamente iguales</text:span></text:p>
      <text:p text:style-name="P22"/>
      <text:p text:style-name="P22"/>
      <text:p text:style-name="P22">0<text:span text:style-name="T4">4</text:span>_<text:span text:style-name="T4">fatiga</text:span></text:p>
      <text:p text:style-name="P22"/>
      <text:p text:style-name="P22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4">depositos.in</text:p>
          </table:table-cell>
          <table:table-cell table:style-name="Table5.B1" office:value-type="string">
            <text:p text:style-name="P4">depositos.out</text:p>
          </table:table-cell>
        </table:table-row>
        <table:table-row>
          <table:table-cell table:style-name="Table5.A2" office:value-type="string">
            <text:p text:style-name="P10">500</text:p>
            <text:p text:style-name="P16">10 200</text:p>
            <text:p text:style-name="P15"><text:span text:style-name="T4">10</text:span> <text:span text:style-name="T4">200</text:span></text:p>
            <text:p text:style-name="P15">.</text:p>
            <text:p text:style-name="P15">.</text:p>
            <text:p text:style-name="P15">.</text:p>
            <text:p text:style-name="P15"><text:span text:style-name="T4">10 200</text:span> </text:p>
            <text:p text:style-name="P15"><text:span text:style-name="T4">1000000</text:span> </text:p>
          </table:table-cell>
          <table:table-cell table:style-name="Table5.B2" office:value-type="string">
            <text:p text:style-name="P9"><text:span text:style-name="T4">500</text:span> </text:p>
            <text:p text:style-name="P14">0</text:p>
          </table:table-cell>
        </table:table-row>
      </table:table>
      <text:p text:style-name="P19"/>
      <text:p text:style-name="P22"/>
      <text:p text:style-name="P24">Descripcion debe evaluar el maximo cantidad depositos y el maximo cantidad de </text:p>
      <text:p text:style-name="P24"><text:tab/><text:tab/>profundidad <text:s/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5T16:34:02.155813078</dc:date>
    <meta:editing-duration>PT15M46S</meta:editing-duration>
    <meta:editing-cycles>4</meta:editing-cycles>
    <meta:generator>LibreOffice/6.0.6.2$Linux_X86_64 LibreOffice_project/00m0$Build-2</meta:generator>
    <meta:document-statistic meta:table-count="5" meta:image-count="0" meta:object-count="0" meta:page-count="2" meta:paragraph-count="58" meta:word-count="163" meta:character-count="964" meta:non-whitespace-character-count="821"/>
  </office:meta>
</office:document-meta>
</file>